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da3" officeooo:paragraph-rsid="00067da3"/>
    </style:style>
    <style:style style:name="P2" style:family="paragraph" style:parent-style-name="Standard">
      <style:text-properties officeooo:rsid="0007501f" officeooo:paragraph-rsid="0007501f"/>
    </style:style>
    <style:style style:name="P3" style:family="paragraph" style:parent-style-name="Standard">
      <style:text-properties officeooo:rsid="000942c5" officeooo:paragraph-rsid="000942c5"/>
    </style:style>
    <style:style style:name="P4" style:family="paragraph" style:parent-style-name="Standard">
      <style:text-properties officeooo:rsid="000b2c71" officeooo:paragraph-rsid="000b2c71"/>
    </style:style>
    <style:style style:name="P5" style:family="paragraph" style:parent-style-name="Standard">
      <style:text-properties officeooo:rsid="000cc9bf" officeooo:paragraph-rsid="000cc9bf"/>
    </style:style>
    <style:style style:name="P6" style:family="paragraph" style:parent-style-name="Standard">
      <style:text-properties officeooo:rsid="000e1d12" officeooo:paragraph-rsid="000e1d12"/>
    </style:style>
    <style:style style:name="P7" style:family="paragraph" style:parent-style-name="Standard">
      <style:text-properties officeooo:rsid="000fd783" officeooo:paragraph-rsid="000fd783"/>
    </style:style>
    <style:style style:name="P8" style:family="paragraph" style:parent-style-name="Standard">
      <style:text-properties officeooo:rsid="00119b84" officeooo:paragraph-rsid="00119b84"/>
    </style:style>
    <style:style style:name="P9" style:family="paragraph" style:parent-style-name="Standard">
      <style:text-properties officeooo:rsid="0012f2fa" officeooo:paragraph-rsid="0012f2fa"/>
    </style:style>
    <style:style style:name="P10" style:family="paragraph" style:parent-style-name="Standard">
      <style:text-properties officeooo:rsid="0012f2fa" officeooo:paragraph-rsid="0014cffc"/>
    </style:style>
    <style:style style:name="P11" style:family="paragraph" style:parent-style-name="Standard">
      <style:text-properties officeooo:rsid="0014cffc" officeooo:paragraph-rsid="0014cffc"/>
    </style:style>
    <style:style style:name="P12" style:family="paragraph" style:parent-style-name="Standard">
      <style:text-properties officeooo:rsid="0015a21e" officeooo:paragraph-rsid="0015a21e"/>
    </style:style>
    <style:style style:name="P13" style:family="paragraph" style:parent-style-name="Standard">
      <style:text-properties officeooo:rsid="0015e53d" officeooo:paragraph-rsid="0015e53d"/>
    </style:style>
    <style:style style:name="P14" style:family="paragraph" style:parent-style-name="Standard">
      <style:text-properties officeooo:rsid="001abb43" officeooo:paragraph-rsid="001abb43"/>
    </style:style>
    <style:style style:name="P15" style:family="paragraph" style:parent-style-name="Standard">
      <style:text-properties officeooo:rsid="001eb4b7" officeooo:paragraph-rsid="001eb4b7"/>
    </style:style>
    <style:style style:name="P16" style:family="paragraph" style:parent-style-name="Standard">
      <style:text-properties officeooo:rsid="0020aeed" officeooo:paragraph-rsid="0020aeed"/>
    </style:style>
    <style:style style:name="P17" style:family="paragraph" style:parent-style-name="Standard">
      <style:text-properties officeooo:rsid="00225cf1" officeooo:paragraph-rsid="00225cf1"/>
    </style:style>
    <style:style style:name="P18" style:family="paragraph" style:parent-style-name="Standard">
      <style:text-properties officeooo:rsid="00228cad" officeooo:paragraph-rsid="00228cad"/>
    </style:style>
    <style:style style:name="P19" style:family="paragraph" style:parent-style-name="Standard">
      <style:text-properties officeooo:rsid="0022e0e4" officeooo:paragraph-rsid="0022e0e4"/>
    </style:style>
    <style:style style:name="P20" style:family="paragraph" style:parent-style-name="Standard">
      <style:text-properties officeooo:rsid="00236b6e" officeooo:paragraph-rsid="00236b6e"/>
    </style:style>
    <style:style style:name="P21" style:family="paragraph" style:parent-style-name="Standard">
      <style:text-properties officeooo:rsid="0023ffaa" officeooo:paragraph-rsid="0023ffaa"/>
    </style:style>
    <style:style style:name="P22" style:family="paragraph" style:parent-style-name="Standard">
      <style:text-properties officeooo:rsid="002599fd" officeooo:paragraph-rsid="002599fd"/>
    </style:style>
    <style:style style:name="P23" style:family="paragraph" style:parent-style-name="Standard">
      <style:text-properties officeooo:rsid="00267039" officeooo:paragraph-rsid="00267039"/>
    </style:style>
    <style:style style:name="P24" style:family="paragraph" style:parent-style-name="Standard">
      <style:text-properties officeooo:rsid="00280958" officeooo:paragraph-rsid="00280958"/>
    </style:style>
    <style:style style:name="P25" style:family="paragraph" style:parent-style-name="Standard">
      <style:text-properties officeooo:rsid="00282f8c" officeooo:paragraph-rsid="00282f8c"/>
    </style:style>
    <style:style style:name="P26" style:family="paragraph" style:parent-style-name="Standard">
      <style:text-properties officeooo:rsid="00289913" officeooo:paragraph-rsid="00289913"/>
    </style:style>
    <style:style style:name="P27" style:family="paragraph" style:parent-style-name="Standard">
      <style:text-properties officeooo:rsid="002a1cd1" officeooo:paragraph-rsid="002a1cd1"/>
    </style:style>
    <style:style style:name="P28" style:family="paragraph" style:parent-style-name="Standard">
      <style:text-properties officeooo:rsid="002a8ee8" officeooo:paragraph-rsid="002a8ee8"/>
    </style:style>
    <style:style style:name="P29" style:family="paragraph" style:parent-style-name="Standard">
      <style:text-properties officeooo:rsid="002aad33" officeooo:paragraph-rsid="002aad33"/>
    </style:style>
    <style:style style:name="P30" style:family="paragraph" style:parent-style-name="Standard">
      <style:text-properties officeooo:rsid="002aad33" officeooo:paragraph-rsid="002b284f"/>
    </style:style>
    <style:style style:name="P31" style:family="paragraph" style:parent-style-name="Standard">
      <style:text-properties officeooo:rsid="002c5f67" officeooo:paragraph-rsid="002c5f67"/>
    </style:style>
    <style:style style:name="P32" style:family="paragraph" style:parent-style-name="Standard">
      <style:text-properties officeooo:rsid="002dde78" officeooo:paragraph-rsid="002dde78"/>
    </style:style>
    <style:style style:name="P33" style:family="paragraph" style:parent-style-name="Standard">
      <style:text-properties officeooo:rsid="002f1645" officeooo:paragraph-rsid="002f1645"/>
    </style:style>
    <style:style style:name="P34" style:family="paragraph" style:parent-style-name="Standard">
      <style:text-properties officeooo:rsid="002f1645" officeooo:paragraph-rsid="00312b09"/>
    </style:style>
    <style:style style:name="P35" style:family="paragraph" style:parent-style-name="Standard">
      <style:text-properties officeooo:rsid="00067da3" officeooo:paragraph-rsid="00067da3"/>
    </style:style>
    <style:style style:name="P36" style:family="paragraph" style:parent-style-name="Standard">
      <style:text-properties style:text-underline-style="solid" style:text-underline-width="auto" style:text-underline-color="font-color" officeooo:rsid="00431dca" officeooo:paragraph-rsid="00431dca"/>
    </style:style>
    <style:style style:name="P37" style:family="paragraph" style:parent-style-name="Standard">
      <style:text-properties officeooo:rsid="000942c5" officeooo:paragraph-rsid="0045c086"/>
    </style:style>
    <style:style style:name="P38" style:family="paragraph" style:parent-style-name="Standard">
      <style:text-properties officeooo:rsid="000942c5" officeooo:paragraph-rsid="000942c5"/>
    </style:style>
    <style:style style:name="P39" style:family="paragraph" style:parent-style-name="Standard">
      <style:text-properties officeooo:rsid="0012f2fa" officeooo:paragraph-rsid="00485c7c"/>
    </style:style>
    <style:style style:name="P40" style:family="paragraph" style:parent-style-name="Standard">
      <style:text-properties officeooo:rsid="00228cad" officeooo:paragraph-rsid="0056fcd7"/>
    </style:style>
    <style:style style:name="T1" style:family="text">
      <style:text-properties officeooo:rsid="0007501f"/>
    </style:style>
    <style:style style:name="T2" style:family="text">
      <style:text-properties officeooo:rsid="000942c5"/>
    </style:style>
    <style:style style:name="T3" style:family="text">
      <style:text-properties officeooo:rsid="000b2c71"/>
    </style:style>
    <style:style style:name="T4" style:family="text">
      <style:text-properties officeooo:rsid="000cc9bf"/>
    </style:style>
    <style:style style:name="T5" style:family="text">
      <style:text-properties officeooo:rsid="000e1d12"/>
    </style:style>
    <style:style style:name="T6" style:family="text">
      <style:text-properties officeooo:rsid="000fd783"/>
    </style:style>
    <style:style style:name="T7" style:family="text">
      <style:text-properties officeooo:rsid="00110bb1"/>
    </style:style>
    <style:style style:name="T8" style:family="text">
      <style:text-properties officeooo:rsid="00114839"/>
    </style:style>
    <style:style style:name="T9" style:family="text">
      <style:text-properties officeooo:rsid="0012f2fa"/>
    </style:style>
    <style:style style:name="T10" style:family="text">
      <style:text-properties officeooo:rsid="0014cffc"/>
    </style:style>
    <style:style style:name="T11" style:family="text">
      <style:text-properties officeooo:rsid="0015a21e"/>
    </style:style>
    <style:style style:name="T12" style:family="text">
      <style:text-properties officeooo:rsid="0015e53d"/>
    </style:style>
    <style:style style:name="T13" style:family="text">
      <style:text-properties officeooo:rsid="0017cebc"/>
    </style:style>
    <style:style style:name="T14" style:family="text">
      <style:text-properties officeooo:rsid="0018c63e"/>
    </style:style>
    <style:style style:name="T15" style:family="text">
      <style:text-properties officeooo:rsid="001abb43"/>
    </style:style>
    <style:style style:name="T16" style:family="text">
      <style:text-properties officeooo:rsid="00228cad"/>
    </style:style>
    <style:style style:name="T17" style:family="text">
      <style:text-properties officeooo:rsid="00236b6e"/>
    </style:style>
    <style:style style:name="T18" style:family="text">
      <style:text-properties officeooo:rsid="00282f8c"/>
    </style:style>
    <style:style style:name="T19" style:family="text">
      <style:text-properties officeooo:rsid="002aad33"/>
    </style:style>
    <style:style style:name="T20" style:family="text">
      <style:text-properties officeooo:rsid="002b284f"/>
    </style:style>
    <style:style style:name="T21" style:family="text">
      <style:text-properties officeooo:rsid="002f2349"/>
    </style:style>
    <style:style style:name="T22" style:family="text">
      <style:text-properties officeooo:rsid="002f7039"/>
    </style:style>
    <style:style style:name="T23" style:family="text">
      <style:text-properties officeooo:rsid="00312b09"/>
    </style:style>
    <style:style style:name="T24" style:family="text">
      <style:text-properties officeooo:rsid="0031c603"/>
    </style:style>
    <style:style style:name="T25" style:family="text">
      <style:text-properties officeooo:rsid="0031e41f"/>
    </style:style>
    <style:style style:name="T26" style:family="text">
      <style:text-properties officeooo:rsid="003a5687"/>
    </style:style>
    <style:style style:name="T27" style:family="text">
      <style:text-properties officeooo:rsid="003b787c"/>
    </style:style>
    <style:style style:name="T28" style:family="text">
      <style:text-properties officeooo:rsid="003c1498"/>
    </style:style>
    <style:style style:name="T29" style:family="text">
      <style:text-properties officeooo:rsid="003e9c1e"/>
    </style:style>
    <style:style style:name="T30" style:family="text">
      <style:text-properties officeooo:rsid="004005a3"/>
    </style:style>
    <style:style style:name="T31" style:family="text">
      <style:text-properties officeooo:rsid="00419211"/>
    </style:style>
    <style:style style:name="T32" style:family="text">
      <style:text-properties fo:font-weight="normal" officeooo:rsid="0019e182" style:font-weight-asian="normal" style:font-weight-complex="normal"/>
    </style:style>
    <style:style style:name="T33" style:family="text">
      <style:text-properties fo:font-weight="normal" officeooo:rsid="001b5812" style:font-weight-asian="normal" style:font-weight-complex="normal"/>
    </style:style>
    <style:style style:name="T34" style:family="text">
      <style:text-properties fo:font-weight="normal" officeooo:rsid="001e1b03" style:font-weight-asian="normal" style:font-weight-complex="normal"/>
    </style:style>
    <style:style style:name="T35" style:family="text">
      <style:text-properties fo:font-weight="normal" officeooo:rsid="001fdb3e" style:font-weight-asian="normal" style:font-weight-complex="normal"/>
    </style:style>
    <style:style style:name="T36" style:family="text">
      <style:text-properties officeooo:rsid="0048f0cd"/>
    </style:style>
    <style:style style:name="T37" style:family="text">
      <style:text-properties officeooo:rsid="004aa4cc"/>
    </style:style>
    <style:style style:name="T38" style:family="text">
      <style:text-properties officeooo:rsid="004bb5df"/>
    </style:style>
    <style:style style:name="T39" style:family="text">
      <style:text-properties officeooo:rsid="004c94ed"/>
    </style:style>
    <style:style style:name="T40" style:family="text">
      <style:text-properties officeooo:rsid="0050231c"/>
    </style:style>
    <style:style style:name="T41" style:family="text">
      <style:text-properties officeooo:rsid="00585708"/>
    </style:style>
    <style:style style:name="T42" style:family="text">
      <style:text-properties officeooo:rsid="005a42ef"/>
    </style:style>
    <style:style style:name="T43" style:family="text">
      <style:text-properties officeooo:rsid="005cfbfe"/>
    </style:style>
    <style:style style:name="T44" style:family="text">
      <style:text-properties officeooo:rsid="005d2017"/>
    </style:style>
    <style:style style:name="T45" style:family="text">
      <style:text-properties officeooo:rsid="005f26ae"/>
    </style:style>
    <style:style style:name="T46" style:family="text">
      <style:text-properties officeooo:rsid="0060b6ed"/>
    </style:style>
    <style:style style:name="T47" style:family="text">
      <style:text-properties officeooo:rsid="00647c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6">MDSC – 102 – 204203 <text:s/>- ASSIGNMENT</text:p>
      <text:p text:style-name="P1"/>
      <text:p text:style-name="P1">1. What is a Variable ?</text:p>
      <text:p text:style-name="P1">A : Variable is a name that refers to a value.</text:p>
      <text:p text:style-name="P1"/>
      <text:p text:style-name="P1">2. How do you create a variable in python ?</text:p>
      <text:p text:style-name="P1">A : a = 8</text:p>
      <text:p text:style-name="P1"><text:s text:c="6"/>a is the variable which is having the value 8.</text:p>
      <text:p text:style-name="P1"/>
      <text:p text:style-name="P1">3. How do you chech the value within the variable ?</text:p>
      <text:p text:style-name="P1">A: <text:span text:style-name="T1">we check the value of a variable by printing the variable.</text:span></text:p>
      <text:p text:style-name="P1"><text:s text:c="6"/><text:span text:style-name="T1">Eg : a = 8</text:span></text:p>
      <text:p text:style-name="P1"><text:s text:c="14"/><text:span text:style-name="T1">print(a)</text:span></text:p>
      <text:p text:style-name="P1"><text:tab/> <text:s text:c="2"/><text:span text:style-name="T1">a = 8</text:span></text:p>
      <text:p text:style-name="P2">4. How do you create multiple variables in a single statement ?</text:p>
      <text:p text:style-name="P2">A: Using comma (‘,’) we create multiple variables.</text:p>
      <text:p text:style-name="P2"/>
      <text:p text:style-name="P2">5. How do you create a multiple varibales with the same value ?</text:p>
      <text:p text:style-name="P2">A: we give the different variable names and give the same value.</text:p>
      <text:p text:style-name="P2"><text:s text:c="6"/>Eg : a = <text:span text:style-name="T8">b = </text:span><text:s/>8</text:p>
      <text:p text:style-name="P2"><text:tab/></text:p>
      <text:p text:style-name="P2">6. How do you change the value of the variable ?</text:p>
      <text:p text:style-name="P2">A: <text:span text:style-name="T2">we change the value of the variable by again declaring it.</text:span></text:p>
      <text:p text:style-name="P2"/>
      <text:p text:style-name="P3">7. How do you reassign the variable by modifying the previous variable ?</text:p>
      <text:p text:style-name="P3">A: We reassign it by again declaring it.</text:p>
      <text:p text:style-name="P3"><text:s text:c="6"/>Eg : a = 8</text:p>
      <text:p text:style-name="P3"><text:tab/> <text:s/>a = 7</text:p>
      <text:p text:style-name="P3"><text:tab/> <text:s/>a = 8</text:p>
      <text:p text:style-name="P3">8. what does the statement counter += 4 do ?</text:p>
      <text:p text:style-name="P3">A: It adds the 4 to the existing number.</text:p>
      <text:p text:style-name="P3"/>
      <text:p text:style-name="P3">9. what are the rules for variable names ?</text:p>
      <text:p text:style-name="P37">A: <text:span text:style-name="T32">A variable name can have any alphabet in it, underscore and any digits(0-9), but it cannot start <text:s text:c="7"/>with a number.</text:span></text:p>
      <text:p text:style-name="P37"><text:span text:style-name="T32"><text:s/>Variable names are case sensitive and two variables cannot have the same name.</text:span></text:p>
      <text:p text:style-name="P3"/>
      <text:p text:style-name="P3">10.Are variable names case sensitive ? Yes</text:p>
      <text:p text:style-name="P3"><text:s text:c="5"/>Do a_variable, A_Variable and A_VARIABLE represent the same variables or different ones ? <text:s text:c="6"/>A:Different</text:p>
      <text:p text:style-name="P3"/>
      <text:p text:style-name="P3">11. What is syntax ? Why is it important ?</text:p>
      <text:p text:style-name="P3">A. Syntax is like rules followed during writing the code through which computer can understand.<text:span text:style-name="T3">It is important because without which we cannot write the codes which computer cannot understand.</text:span></text:p>
      <text:p text:style-name="P3"/>
      <text:p text:style-name="P4">12.What happens if we execute the statemnet with invalid syntax ?</text:p>
      <text:p text:style-name="P4">A: Compiler gives the error if we execute the statemnet with invalid syntax.</text:p>
      <text:p text:style-name="P4"/>
      <text:p text:style-name="P4">13. <text:span text:style-name="T4">How do you check the data type of the variable ?</text:span></text:p>
      <text:p text:style-name="P5">A: Using type() method we check the datatype of the variable.</text:p>
      <text:p text:style-name="P5"/>
      <text:p text:style-name="P5"><text:soft-page-break/>14. <text:span text:style-name="T5">what are the built-in data types in python ?</text:span></text:p>
      <text:p text:style-name="P6">A. numbers , strings, arrays, dictionary , list , set , variables are the built-in data types in python.</text:p>
      <text:p text:style-name="P6"/>
      <text:p text:style-name="P6">15. <text:span text:style-name="T6">what is a primitive datatype ?</text:span></text:p>
      <text:p text:style-name="P7">A. <text:span text:style-name="T7">Premitive data type is a built-in data type.</text:span></text:p>
      <text:p text:style-name="P7"/>
      <text:p text:style-name="P8">16.What are the primitive datatypes available in python ?</text:p>
      <text:p text:style-name="P8">A. <text:s/>Primitive data types available in python are list,tuples, numbers, strings, dictionary, set.</text:p>
      <text:p text:style-name="P8"/>
      <text:p text:style-name="P8">17.what is the data structure or container datatype ?</text:p>
      <text:p text:style-name="P8">A. Python provides the data structures for holding an ordered list of objects.</text:p>
      <text:p text:style-name="P8"><text:s text:c="5"/>Lists, tuples, are the container datatypes.</text:p>
      <text:p text:style-name="P8"/>
      <text:p text:style-name="P8">18. What are the container types available in python ?</text:p>
      <text:p text:style-name="P8">A: Lists,tuples,dictionary,sets are some of the container types available in python.</text:p>
      <text:p text:style-name="P8"/>
      <text:p text:style-name="P8">19. What kind of data does the integer data type represent ?</text:p>
      <text:p text:style-name="P8">A: <text:s/>Integers are the numbers such as 1,8,-6,100. Integer arithmetic is exact.</text:p>
      <text:p text:style-name="P8"/>
      <text:p text:style-name="P8">20.What kind of data does the float data represent ?</text:p>
      <text:p text:style-name="P8">A:These are the representation of real numbers.</text:p>
      <text:p text:style-name="P8"/>
      <text:p text:style-name="P8">21.What are the numerical limits of the integer data type ?</text:p>
      <text:p text:style-name="P8">A: Numerical limits of the integer datatype <text:span text:style-name="T37">has no limit.</text:span></text:p>
      <text:p text:style-name="P8"/>
      <text:p text:style-name="P8">22. How does python decide if a given number is a float or an integer ?<text:line-break/>A: <text:span text:style-name="T42">It checks for the decimal point, if it finds it decides as the float else as an integer.</text:span></text:p>
      <text:p text:style-name="P8"/>
      <text:p text:style-name="P9">23. How do you create a variable which stores a whole number e.g., 4 but has float datatype ?</text:p>
      <text:p text:style-name="P9">A: we give the float datatype before the number.</text:p>
      <text:p text:style-name="P9"><text:s text:c="6"/>E.g: a = (float)4</text:p>
      <text:p text:style-name="P9"/>
      <text:p text:style-name="P9">24. How do you create a floats representing very large or very small numbers ?</text:p>
      <text:p text:style-name="P39">A: <text:span text:style-name="T33">Using exponential notation. Eg: 6.023e2</text:span><text:span text:style-name="T34">3</text:span><text:span text:style-name="T33">, 123e-9.</text:span></text:p>
      <text:p text:style-name="P9"/>
      <text:p text:style-name="P9">25.What does the expression 23e-12 represent ?</text:p>
      <text:p text:style-name="P9">A: The above number represent the exponent number.</text:p>
      <text:p text:style-name="P9"/>
      <text:p text:style-name="P9">26.Can floats be used to store number with unlimited precision ?<text:line-break/>A: No.</text:p>
      <text:p text:style-name="P9"/>
      <text:p text:style-name="P9">27.What are the differences between integers and floats ?</text:p>
      <text:p text:style-name="P9">A: Integers represent the arithemtis exact numbers whereas, floats represent the real numbers.</text:p>
      <text:p text:style-name="P9"/>
      <text:p text:style-name="P10">28.How do you convert an integer to float ?<text:line-break/>A: we use type casting method to convert the integer to float.</text:p>
      <text:p text:style-name="P10"><text:s text:c="5"/><text:span text:style-name="T10">Eg: a = float(4)</text:span></text:p>
      <text:p text:style-name="P10"/>
      <text:p text:style-name="P10"><text:span text:style-name="T10">29. </text:span>How do you convert <text:s/><text:span text:style-name="T10">float</text:span> to <text:span text:style-name="T10">integer</text:span> ?</text:p>
      <text:p text:style-name="P11">A: <text:s/><text:span text:style-name="T9">we use type casting method to convert the integer to float.</text:span></text:p>
      <text:p text:style-name="P11"><text:s text:c="6"/>Eg: a = int(4.56)</text:p>
      <text:p text:style-name="P11"/>
      <text:p text:style-name="P11"><text:soft-page-break/>30.What is the result when you convert 1.99 to an integer ?</text:p>
      <text:p text:style-name="P11">A: <text:span text:style-name="T11">1</text:span></text:p>
      <text:p text:style-name="P11"/>
      <text:p text:style-name="P12">31.What are the datatypes of the results of the division operators / and // ?</text:p>
      <text:p text:style-name="P12">A: Floating division and integer division.</text:p>
      <text:p text:style-name="P12"/>
      <text:p text:style-name="P12">32.What kind of data does the boolean data type represent ?<text:line-break/>A: True and False.</text:p>
      <text:p text:style-name="P12"/>
      <text:p text:style-name="P12">33. Which types of python operators return booleans as a result ?</text:p>
      <text:p text:style-name="P12">A: OR and AND operators return booleans as a result.</text:p>
      <text:p text:style-name="P12"/>
      <text:p text:style-name="P12">34. What happens if you try to use a boolean in arithmetic operation ?</text:p>
      <text:p text:style-name="P12">A: <text:span text:style-name="T41">It takes true as 1 and false as 0.</text:span></text:p>
      <text:p text:style-name="P12"/>
      <text:p text:style-name="P12">35. How can any value in python be covered to a boolean ?<text:line-break/>A: <text:s/>By type casting.</text:p>
      <text:p text:style-name="P12"/>
      <text:p text:style-name="P12">36.What are truthy and falsy values ?<text:line-break/>A: Truthy means 1 falsy means 0 <text:span text:style-name="T36">which are non boolean values used as boolean values.</text:span></text:p>
      <text:p text:style-name="P12"/>
      <text:p text:style-name="P12">37. what are the values in python that evaluate to false.</text:p>
      <text:p text:style-name="P12">A: 0 is the value that evaluate to false.</text:p>
      <text:p text:style-name="P12"/>
      <text:p text:style-name="P12">38. Give some examples of values that evaluate to true.</text:p>
      <text:p text:style-name="P12">A: <text:s/>“ <text:span text:style-name="T38">This is a string “.</text:span></text:p>
      <text:p text:style-name="P12"/>
      <text:p text:style-name="P12">39. What kind of data does the None data type represent ?<text:line-break/>A: <text:span text:style-name="T39">It represents to the no data.</text:span></text:p>
      <text:p text:style-name="P12"/>
      <text:p text:style-name="P12">40. what is the purpose of None ?</text:p>
      <text:p text:style-name="P12">A: None represents the no values <text:span text:style-name="T12">in the given data.</text:span></text:p>
      <text:p text:style-name="P12"/>
      <text:p text:style-name="P12">41. What kind of data does the string data type represent ?<text:line-break/>A: <text:span text:style-name="T12">A python string onject is an ordered, immutabe sequence of characters.They are used to store text <text:s text:c="5"/>data in python.</text:span></text:p>
      <text:p text:style-name="P12"/>
      <text:p text:style-name="P13">42.What are the different ways to create a strings in python ?<text:line-break/>A: To define a variable containing some string, enclose the text in either single or double quotes.</text:p>
      <text:p text:style-name="P13"><text:s text:c="6"/>Triple- quoted strings, Indexing and slicing strings,.</text:p>
      <text:p text:style-name="P13"/>
      <text:p text:style-name="P13">43.What is the difference between the string created using single quote and double quote ?<text:line-break/>A: <text:span text:style-name="T40">There is no difference between the string created using single and double quotes.</text:span></text:p>
      <text:p text:style-name="P13"/>
      <text:p text:style-name="P13">44. What do you create multi lining strings in python ?<text:line-break/><text:span text:style-name="T13">A: <text:s/>We use the continuation character (‘’’).</text:span></text:p>
      <text:p text:style-name="P13"/>
      <text:p text:style-name="P13">45. What is the new-line character ?<text:line-break/>A: The new line character give the new line when mentioned in code.</text:p>
      <text:p text:style-name="P13"><text:s/></text:p>
      <text:p text:style-name="P13"><text:soft-page-break/>46. What are escaped characters ? How are they useful ?<text:line-break/>A: Escaped characters are having backslash which handles whether to include both quotes in a a string and whether to include more than one line in the string.(\n)</text:p>
      <text:p text:style-name="P13"/>
      <text:p text:style-name="P13">47.How do you check the length of a string?<text:line-break/>A: By using len() function.</text:p>
      <text:p text:style-name="P13"><text:s text:c="5"/>Eg: len(a)</text:p>
      <text:p text:style-name="P13"/>
      <text:p text:style-name="P13">48.How do you convert a string into a list of characters ?<text:line-break/>A: By using <text:span text:style-name="T14">variable_name.</text:span>split() function.</text:p>
      <text:p text:style-name="P13"/>
      <text:p text:style-name="P13">49.How do you access a specific character from a string ?<text:line-break/>A: varible_name[<text:span text:style-name="T15">index_no]</text:span></text:p>
      <text:p text:style-name="P13"/>
      <text:p text:style-name="P14">50.How do you access a range of characters from a string?</text:p>
      <text:p text:style-name="P15">A: variable_name[range of indices]</text:p>
      <text:p text:style-name="P15"><text:s text:c="5"/>Eg: a[3:10]</text:p>
      <text:p text:style-name="P15"/>
      <text:p text:style-name="P16">51.How do you check if a specific character occurs in a string?</text:p>
      <text:p text:style-name="P17">A: ‘character’ in variable_name <text:span text:style-name="T16">of a string.</text:span></text:p>
      <text:p text:style-name="P17"/>
      <text:p text:style-name="P17">52.How do you check if a smaller string occurs within a bigger string?</text:p>
      <text:p text:style-name="P18">A: ‘substing’ in a variable_name of a string.</text:p>
      <text:p text:style-name="P18"/>
      <text:p text:style-name="P18">53.How do you join two or more strings?</text:p>
      <text:p text:style-name="P18">A: string1 + string2</text:p>
      <text:p text:style-name="P18"/>
      <text:p text:style-name="P18">54. What are \"methods\" in Python? How are they different from functions?</text:p>
      <text:p text:style-name="P40">A: <text:span text:style-name="T35">Methods are the operations that belong to a class. They are bound to a class and can be called using a reference of an object of the class. Functions can be called without such a constraint.</text:span></text:p>
      <text:p text:style-name="P18"/>
      <text:p text:style-name="P18">55. What do the `.lower`, `.upper` and `.capitalize` methods on strings do?</text:p>
      <text:p text:style-name="P19">A: lower – coverts the given string to the small alphabets</text:p>
      <text:p text:style-name="P19"><text:s text:c="5"/>upper – converts the given string to the capital alphbets</text:p>
      <text:p text:style-name="P19"><text:s text:c="6"/>capitalize – converts first character of first word to capital letter in every word</text:p>
      <text:p text:style-name="P19"/>
      <text:p text:style-name="P19">56. How do you replace a specific part of a string with something else?</text:p>
      <text:p text:style-name="P19">A: by using replace() function.</text:p>
      <text:p text:style-name="P19"><text:s/></text:p>
      <text:p text:style-name="P19">57.How do you split the string \"Sun,Mon,Tue,Wed,Thu,Fri,Sat\" into a list of days?</text:p>
      <text:p text:style-name="P19">A: By split() function.</text:p>
      <text:p text:style-name="P19"/>
      <text:p text:style-name="P19">58.How do you remove whitespace from the beginning and end of a string?</text:p>
      <text:p text:style-name="P19">A: By using strip() function.</text:p>
      <text:p text:style-name="P19"/>
      <text:p text:style-name="P19">59. What is the string `.format` method used for? Can you give an example?</text:p>
      <text:p text:style-name="P19">A: <text:span text:style-name="T17">When we give some data in some format it understands that and give the exact way to understand.</text:span></text:p>
      <text:p text:style-name="P19"><text:s text:c="4"/><text:span text:style-name="T17">Eg: ‘{} plus {} equals’.format(2,3,’five’)</text:span></text:p>
      <text:p text:style-name="P19"><text:tab/>‘<text:span text:style-name="T17">2 plus 3 equals five’</text:span></text:p>
      <text:p text:style-name="P19"/>
      <text:p text:style-name="P20"><text:soft-page-break/>60.What are the benefits of using the `.format` method instead of string concatenation ?<text:line-break/>A: <text:span text:style-name="T43">Format is easy to use.</text:span></text:p>
      <text:p text:style-name="P20"/>
      <text:p text:style-name="P20">61.How do you convert a value of another type to a string?</text:p>
      <text:p text:style-name="P21">A: Type casting.</text:p>
      <text:p text:style-name="P21"/>
      <text:p text:style-name="P21">62.How do you check if two strings have the same value?</text:p>
      <text:p text:style-name="P21">A: string1 == string2 </text:p>
      <text:p text:style-name="P21"/>
      <text:p text:style-name="P21">63.Where can you find the list of all the methods supported by strings?</text:p>
      <text:p text:style-name="P22">A: <text:span text:style-name="T31">dir(str)</text:span></text:p>
      <text:p text:style-name="P22"/>
      <text:p text:style-name="P22">64. What is a list in Python?</text:p>
      <text:p text:style-name="P22">A: <text:s/>List is a data structure for holding an ordered list of objects.</text:p>
      <text:p text:style-name="P22"/>
      <text:p text:style-name="P22">65.How do you create a list?</text:p>
      <text:p text:style-name="P23">A: Square brackets with objects between single quotes separated by commas.</text:p>
      <text:p text:style-name="P23"><text:s text:c="2"/>Eg: mycars = [‘BMW’,’AUDI’,’MERCEDES’,’TOYOTA FORTUNER’]</text:p>
      <text:p text:style-name="P23"/>
      <text:p text:style-name="P23">66. Can a Python list contain values of different data types?</text:p>
      <text:p text:style-name="P23">A: Yes.</text:p>
      <text:p text:style-name="P23"/>
      <text:p text:style-name="P23">67.Can a list contain another list as an element within it?</text:p>
      <text:p text:style-name="P24">A: <text:span text:style-name="T18">Yes.</text:span></text:p>
      <text:p text:style-name="P24"/>
      <text:p text:style-name="P24">68.Can you create a list without any values?</text:p>
      <text:p text:style-name="P25">A: Yes.</text:p>
      <text:p text:style-name="P25"/>
      <text:p text:style-name="P25">69. How do you check the length of a list in Python?</text:p>
      <text:p text:style-name="P25">A: <text:s/>Using len() function.</text:p>
      <text:p text:style-name="P25"/>
      <text:p text:style-name="P25">70. How do you retrieve a value from a list?</text:p>
      <text:p text:style-name="P25">A: <text:s/>By using index.list[indexno]</text:p>
      <text:p text:style-name="P25"/>
      <text:p text:style-name="P25">71.What is the smallest and largest index you can use to access elements from a list containing five elements?</text:p>
      <text:p text:style-name="P25">A: Smallest = 0 and largest = 4</text:p>
      <text:p text:style-name="P25"/>
      <text:p text:style-name="P25">72. What happens if you try to access an index equal to or larger than the size of a list?</text:p>
      <text:p text:style-name="P25">A: it gives error.</text:p>
      <text:p text:style-name="P25"/>
      <text:p text:style-name="P25">73.What happens if you try to access a negative index within a list?</text:p>
      <text:p text:style-name="P25">A: It gives us a last object in a list.</text:p>
      <text:p text:style-name="P25"/>
      <text:p text:style-name="P25">74.How do you access a range of elements from a list?</text:p>
      <text:p text:style-name="P25">A: By using slicing method.</text:p>
      <text:p text:style-name="P25"/>
      <text:p text:style-name="P25">75.How many elements does the list returned by the expression `a_list[2:5]` contain?</text:p>
      <text:p text:style-name="P26">A: 3</text:p>
      <text:p text:style-name="P26"/>
      <text:p text:style-name="P26">76.What do the ranges `a_list[:2]` and `a_list[2:]` represent?</text:p>
      <text:p text:style-name="P27"><text:soft-page-break/>A: a_list[:2] will give only 0 and 1 indices objects whereas a_list[2:] gives all the objects from the index 2</text:p>
      <text:p text:style-name="P27"/>
      <text:p text:style-name="P27">77.How do you change the item stored at a specific index within a list?</text:p>
      <text:p text:style-name="P28">A: list[index] = new_value.</text:p>
      <text:p text:style-name="P28"/>
      <text:p text:style-name="P28">78.How do you insert a new item at the beginning, middle, or end of a list?</text:p>
      <text:p text:style-name="P29">A: append – at the end</text:p>
      <text:p text:style-name="P29"><text:s text:c="6"/>list[0] – beginning </text:p>
      <text:p text:style-name="P29"><text:s text:c="6"/>list[index] – middle.</text:p>
      <text:p text:style-name="P29"/>
      <text:p text:style-name="P29">79.How do you remove an item from al list?</text:p>
      <text:p text:style-name="P30">A: By using remove() function. <text:span text:style-name="T20">Mylist.remove[0].</text:span></text:p>
      <text:p text:style-name="P30"/>
      <text:p text:style-name="P30"><text:span text:style-name="T20">80.</text:span> How do you remove the item at a given index from a list?</text:p>
      <text:p text:style-name="P31">A: <text:span text:style-name="T19">By using remove() function. </text:span><text:span text:style-name="T20">Mylist.remove[</text:span>indexno<text:span text:style-name="T20">].</text:span></text:p>
      <text:p text:style-name="P31"/>
      <text:p text:style-name="P32">81.How do you check if a list contains a value?</text:p>
      <text:p text:style-name="P33">A: <text:span text:style-name="T47">value in LIST_NAME.</text:span></text:p>
      <text:p text:style-name="P33"/>
      <text:p text:style-name="P33">82.How do you combine two or most lists to create a larger list?</text:p>
      <text:p text:style-name="P33">A: <text:span text:style-name="T29">By using extend() method.</text:span></text:p>
      <text:p text:style-name="P33"/>
      <text:p text:style-name="P25">83. How do you create a copy of a list?</text:p>
      <text:p text:style-name="P33">A: <text:span text:style-name="T28">By using copy() method.</text:span></text:p>
      <text:p text:style-name="P33"/>
      <text:p text:style-name="P33">84.Does the expression `a_new_list = a_list` create a copy of the list `a_list`?</text:p>
      <text:p text:style-name="P33">A:<text:span text:style-name="T28">No.</text:span></text:p>
      <text:p text:style-name="P33"/>
      <text:p text:style-name="P33">85.Where can you find the list of all the methods supported by lists?</text:p>
      <text:p text:style-name="P33">A: <text:span text:style-name="T44">dir(list)</text:span></text:p>
      <text:p text:style-name="P33"/>
      <text:p text:style-name="P33">86.What is a Tuple in Python?</text:p>
      <text:p text:style-name="P33">A:<text:span text:style-name="T21">A tuple can be thought as an immutable list.</text:span></text:p>
      <text:p text:style-name="P33"/>
      <text:p text:style-name="P33">87.How is a tuple different from a list?</text:p>
      <text:p text:style-name="P33">A:<text:span text:style-name="T22">Tuples cannot be changed but lists can be changed.</text:span></text:p>
      <text:p text:style-name="P33"/>
      <text:p text:style-name="P33">88.Can you add or remove elements in a tuple?</text:p>
      <text:p text:style-name="P33">A: <text:span text:style-name="T21">No.</text:span></text:p>
      <text:p text:style-name="P33"/>
      <text:p text:style-name="P33">89.How do you create a tuple with just one element?</text:p>
      <text:p text:style-name="P33">A:<text:span text:style-name="T22">Tuples are constructed by placing the items inside the parantheses.</text:span></text:p>
      <text:p text:style-name="P33"/>
      <text:p text:style-name="P33">90.How do you convert a tuple to a list and vice versa?</text:p>
      <text:p text:style-name="P33">A:<text:span text:style-name="T26">By type casting we convert a tuple to a list and vice versa.</text:span></text:p>
      <text:p text:style-name="P33"/>
      <text:p text:style-name="P33">91.What are the `count` and `index` method of a Tuple used for?</text:p>
      <text:p text:style-name="P33">A: <text:span text:style-name="T27">count – used for </text:span><text:span text:style-name="T30">knowing </text:span><text:span text:style-name="T27">no.of times that object repeated in a tuple</text:span></text:p>
      <text:p text:style-name="P33"><text:s text:c="5"/><text:span text:style-name="T27">index – used for knowing at what index that object is at.</text:span></text:p>
      <text:p text:style-name="P33"/>
      <text:p text:style-name="P33">92.What is a dictionary in Python?</text:p>
      <text:p text:style-name="P33"><text:soft-page-break/>A:<text:span text:style-name="T23">A dictionary in python is a type of “ associative array “.</text:span></text:p>
      <text:p text:style-name="P33"/>
      <text:p text:style-name="P33">93.How do you create a dictionary?</text:p>
      <text:p text:style-name="P34">A:<text:span text:style-name="T23">Dictionaries are created using key-value pairs where key is in between single quotes and value is after the colon after key.</text:span></text:p>
      <text:p text:style-name="P34"><text:s text:c="5"/><text:span text:style-name="T23">Eg: mycar = {‘brand’:’BMW’,’power in BHP’:6000 }</text:span><text:line-break/></text:p>
      <text:p text:style-name="P33">94.What are keys and values?</text:p>
      <text:p text:style-name="P33">A: <text:span text:style-name="T23">Key is like the variable holding the value and value is like the value to some variable.</text:span><text:line-break/></text:p>
      <text:p text:style-name="P33">95.How do you access the value associated with a specific key in a dictionary?</text:p>
      <text:p text:style-name="P33">A: <text:span text:style-name="T24">dictionary_name[‘key_name’]</text:span></text:p>
      <text:p text:style-name="P33"/>
      <text:p text:style-name="P33">96.What happens if you try to access the value for a key that doesn't exist in a dictionary?</text:p>
      <text:p text:style-name="P33">A:<text:span text:style-name="T24">Error</text:span></text:p>
      <text:p text:style-name="P33"/>
      <text:p text:style-name="P33">97.What is the `.get` method of a dictionary used for?</text:p>
      <text:p text:style-name="P33">A: <text:span text:style-name="T24">Get method is used to retrive the value, given a key if it exists.</text:span><text:line-break/></text:p>
      <text:p text:style-name="P33">98.How do you change the value associated with a key in a dictionary?</text:p>
      <text:p text:style-name="P33">A: <text:span text:style-name="T46">dictioanry_name[‘key_name_to_change’] = new_value.</text:span><text:line-break/></text:p>
      <text:p text:style-name="P33">99.How do you add or remove a key-value pair in a dictionary?</text:p>
      <text:p text:style-name="P33">A: <text:span text:style-name="T25">Add – dict_name[‘name_of_the_Key_to_add’] = value.</text:span><text:line-break/></text:p>
      <text:p text:style-name="P33">100.How do you access the keys, values, and key-value pairs within a dictionary?</text:p>
      <text:p text:style-name="P33">A: <text:span text:style-name="T45">By using keys(), values(), and items() functions we can access the keys, values, and key-value pairs within a dictionary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9:50:24.009746528</meta:creation-date>
    <dc:date>2023-07-08T19:31:57.705740974</dc:date>
    <meta:editing-duration>PT2H21M13S</meta:editing-duration>
    <meta:editing-cycles>62</meta:editing-cycles>
    <meta:generator>LibreOffice/7.3.7.2$Linux_X86_64 LibreOffice_project/30$Build-2</meta:generator>
    <meta:document-statistic meta:table-count="0" meta:image-count="0" meta:object-count="0" meta:page-count="7" meta:paragraph-count="212" meta:word-count="2195" meta:character-count="12064" meta:non-whitespace-character-count="9895"/>
  </office:meta>
</office:document-meta>
</file>